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Text_20_body">
      <style:paragraph-properties fo:margin-top="0.423cm" fo:margin-bottom="0.212cm" fo:text-align="start" style:justify-single-word="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2"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3"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4">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8</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4">Table of contents</text:p>
          </text:index-title>
          <text:p text:style-name="P35"><text:a xlink:type="simple" xlink:href="#__RefHeading__10569_680043226" text:style-name="Index_20_Link" text:visited-style-name="Index_20_Link">About this document<text:tab/>6</text:a></text:p>
          <text:p text:style-name="P35"><text:a xlink:type="simple" xlink:href="#__RefHeading__10571_680043226" text:style-name="Index_20_Link" text:visited-style-name="Index_20_Link">What is KGTP<text:tab/>7</text:a></text:p>
          <text:p text:style-name="P35"><text:a xlink:type="simple" xlink:href="#__RefHeading__240_1462447338" text:style-name="Index_20_Link" text:visited-style-name="Index_20_Link">Get help or report issues<text:tab/>8</text:a></text:p>
          <text:p text:style-name="P35"><text:a xlink:type="simple" xlink:href="#__RefHeading__621_1585187435" text:style-name="Index_20_Link" text:visited-style-name="Index_20_Link">Table of different between GDB debug normal program and KGTP<text:tab/>9</text:a></text:p>
          <text:p text:style-name="P35"><text:a xlink:type="simple" xlink:href="#__RefHeading__623_1585187435" text:style-name="Index_20_Link" text:visited-style-name="Index_20_Link">Preparatory work before use KGTP<text:tab/>12</text:a></text:p>
          <text:p text:style-name="P37"><text:a xlink:type="simple" xlink:href="#__RefHeading__625_1585187435" text:style-name="Index_20_Link" text:visited-style-name="Index_20_Link">Linux kernel<text:tab/>12</text:a></text:p>
          <text:p text:style-name="P38"><text:a xlink:type="simple" xlink:href="#__RefHeading__627_1585187435" text:style-name="Index_20_Link" text:visited-style-name="Index_20_Link">If your system use the Linux kernel that is built by yourself<text:tab/>12</text:a></text:p>
          <text:p text:style-name="P38"><text:a xlink:type="simple" xlink:href="#__RefHeading__629_1585187435" text:style-name="Index_20_Link" text:visited-style-name="Index_20_Link">If use with Linux kernel of Android<text:tab/>13</text:a></text:p>
          <text:p text:style-name="P38"><text:a xlink:type="simple" xlink:href="#__RefHeading__631_1585187435" text:style-name="Index_20_Link" text:visited-style-name="Index_20_Link">If your system use the Linux kernel from distribution<text:tab/>14</text:a></text:p>
          <text:p text:style-name="P39"><text:a xlink:type="simple" xlink:href="#__RefHeading__882_1585187435" text:style-name="Index_20_Link" text:visited-style-name="Index_20_Link">Ubuntu<text:tab/>14</text:a></text:p>
          <text:p text:style-name="P40"><text:a xlink:type="simple" xlink:href="#__RefHeading__884_1585187435" text:style-name="Index_20_Link" text:visited-style-name="Index_20_Link">The standard method of install the Linux kernel debug image<text:tab/>14</text:a></text:p>
          <text:p text:style-name="P40"><text:a xlink:type="simple" xlink:href="#__RefHeading__886_1585187435" text:style-name="Index_20_Link" text:visited-style-name="Index_20_Link">The second method of install the Linux kernel debug image<text:tab/>15</text:a></text:p>
          <text:p text:style-name="P40"><text:a xlink:type="simple" xlink:href="#__RefHeading__888_1585187435" text:style-name="Index_20_Link" text:visited-style-name="Index_20_Link">Install the Linux kernel headers<text:tab/>15</text:a></text:p>
          <text:p text:style-name="P40"><text:a xlink:type="simple" xlink:href="#__RefHeading__890_1585187435" text:style-name="Index_20_Link" text:visited-style-name="Index_20_Link">Install the Linux kernel source<text:tab/>15</text:a></text:p>
          <text:p text:style-name="P41"><text:a xlink:type="simple" xlink:href="#__RefHeading__10573_680043226" text:style-name="Index_20_Link" text:visited-style-name="Index_20_Link">New way<text:tab/>15</text:a></text:p>
          <text:p text:style-name="P41"><text:a xlink:type="simple" xlink:href="#__RefHeading__10575_680043226" text:style-name="Index_20_Link" text:visited-style-name="Index_20_Link">Old way<text:tab/>15</text:a></text:p>
          <text:p text:style-name="P39"><text:a xlink:type="simple" xlink:href="#__RefHeading__4078_695897485" text:style-name="Index_20_Link" text:visited-style-name="Index_20_Link">Fedora<text:tab/>16</text:a></text:p>
          <text:p text:style-name="P40"><text:a xlink:type="simple" xlink:href="#__RefHeading__4080_695897485" text:style-name="Index_20_Link" text:visited-style-name="Index_20_Link">Install the Linux kernel debug image<text:tab/>16</text:a></text:p>
          <text:p text:style-name="P40"><text:a xlink:type="simple" xlink:href="#__RefHeading__4082_695897485" text:style-name="Index_20_Link" text:visited-style-name="Index_20_Link">Install the Linux kernel devel package <text:tab/>16</text:a></text:p>
          <text:p text:style-name="P38"><text:a xlink:type="simple" xlink:href="#__RefHeading__4084_695897485" text:style-name="Index_20_Link" text:visited-style-name="Index_20_Link">Make sure current Linux kernel debug image is right <text:tab/>17</text:a></text:p>
          <text:p text:style-name="P39"><text:a xlink:type="simple" xlink:href="#__RefHeading__4086_695897485" text:style-name="Index_20_Link" text:visited-style-name="Index_20_Link">Where is the current Linux kernel debug image <text:tab/>17</text:a></text:p>
          <text:p text:style-name="P39"><text:a xlink:type="simple" xlink:href="#__RefHeading__4088_695897485" text:style-name="Index_20_Link" text:visited-style-name="Index_20_Link">Use /proc/kallsyms <text:tab/>18</text:a></text:p>
          <text:p text:style-name="P39"><text:a xlink:type="simple" xlink:href="#__RefHeading__4090_695897485" text:style-name="Index_20_Link" text:visited-style-name="Index_20_Link">Use linux_banner <text:tab/>19</text:a></text:p>
          <text:p text:style-name="P38"><text:a xlink:type="simple" xlink:href="#__RefHeading__4092_695897485" text:style-name="Index_20_Link" text:visited-style-name="Index_20_Link">Handle the issue that Linux kernel debug image's address info is not same with Linux kernel when it running <text:tab/>20</text:a></text:p>
          <text:p text:style-name="P37"><text:a xlink:type="simple" xlink:href="#__RefHeading__4094_695897485" text:style-name="Index_20_Link" text:visited-style-name="Index_20_Link">Get KGTP<text:tab/>21</text:a></text:p>
          <text:p text:style-name="P38"><text:a xlink:type="simple" xlink:href="#__RefHeading__4096_695897485" text:style-name="Index_20_Link" text:visited-style-name="Index_20_Link">Get KGTP through http <text:tab/>21</text:a></text:p>
          <text:p text:style-name="P38"><text:a xlink:type="simple" xlink:href="#__RefHeading__4098_695897485" text:style-name="Index_20_Link" text:visited-style-name="Index_20_Link">Get KGTP through git<text:tab/>22</text:a></text:p>
          <text:p text:style-name="P38"><text:a xlink:type="simple" xlink:href="#__RefHeading__10684_1267614711" text:style-name="Index_20_Link" text:visited-style-name="Index_20_Link">Mirrors<text:tab/>23</text:a></text:p>
          <text:p text:style-name="P37"><text:a xlink:type="simple" xlink:href="#__RefHeading__4748_695897485" text:style-name="Index_20_Link" text:visited-style-name="Index_20_Link">Config KGTP <text:tab/>24</text:a></text:p>
          <text:p text:style-name="P37"><text:a xlink:type="simple" xlink:href="#__RefHeading__4750_695897485" text:style-name="Index_20_Link" text:visited-style-name="Index_20_Link">Compile KGTP <text:tab/>25</text:a></text:p>
          <text:p text:style-name="P38"><text:a xlink:type="simple" xlink:href="#__RefHeading__4752_695897485" text:style-name="Index_20_Link" text:visited-style-name="Index_20_Link">Normal compile <text:tab/>25</text:a></text:p>
          <text:p text:style-name="P38"><text:a xlink:type="simple" xlink:href="#__RefHeading__4754_695897485" text:style-name="Index_20_Link" text:visited-style-name="Index_20_Link">Compile KGTP with some special config <text:tab/>26</text:a></text:p>
          <text:p text:style-name="P37"><text:a xlink:type="simple" xlink:href="#__RefHeading__4756_695897485" text:style-name="Index_20_Link" text:visited-style-name="Index_20_Link">Install and uninstall KGTP <text:tab/>27</text:a></text:p>
          <text:p text:style-name="P37"><text:a xlink:type="simple" xlink:href="#__RefHeading__4427_1176671169" text:style-name="Index_20_Link" text:visited-style-name="Index_20_Link">Use KGTP with DKMS<text:tab/>28</text:a></text:p>
          <text:p text:style-name="P37"><text:a xlink:type="simple" xlink:href="#__RefHeading__4429_1176671169" text:style-name="Index_20_Link" text:visited-style-name="Index_20_Link">Use KGTP patch for Linux kernel <text:tab/>29</text:a></text:p>
          <text:p text:style-name="P37"><text:a xlink:type="simple" xlink:href="#__RefHeading__4431_1176671169" text:style-name="Index_20_Link" text:visited-style-name="Index_20_Link">Install GDB for KGTP <text:tab/>30</text:a></text:p>
          <text:p text:style-name="P35"><text:a xlink:type="simple" xlink:href="#__RefHeading__4433_1176671169" text:style-name="Index_20_Link" text:visited-style-name="Index_20_Link">How to let GDB connect to KGTP<text:tab/>31</text:a></text:p>
          <text:p text:style-name="P37"><text:a xlink:type="simple" xlink:href="#__RefHeading__4435_1176671169" text:style-name="Index_20_Link" text:visited-style-name="Index_20_Link">Normal Linux <text:tab/>31</text:a></text:p>
          <text:p text:style-name="P38"><text:a xlink:type="simple" xlink:href="#__RefHeading__4437_1176671169" text:style-name="Index_20_Link" text:visited-style-name="Index_20_Link">Insmod the KGTP module <text:tab/>31</text:a></text:p>
          <text:p text:style-name="P38"><text:a xlink:type="simple" xlink:href="#__RefHeading__4439_1176671169" text:style-name="Index_20_Link" text:visited-style-name="Index_20_Link">Handle the issue that cannot find "/sys/kernel/debug/gtp" <text:tab/>32</text:a></text:p>
          <text:p text:style-name="P38"><text:a xlink:type="simple" xlink:href="#__RefHeading__4283_1369842245" text:style-name="Index_20_Link" text:visited-style-name="Index_20_Link">Make GDB connect to gtp<text:tab/>33</text:a></text:p>
          <text:p text:style-name="P39"><text:a xlink:type="simple" xlink:href="#__RefHeading__10764_1675807557" text:style-name="Index_20_Link" text:visited-style-name="Index_20_Link">Load Linux kernel debug image to GDB<text:tab/>33</text:a></text:p>
          <text:p text:style-name="P39"><text:a xlink:type="simple" xlink:href="#__RefHeading__4816_1369842245" text:style-name="Index_20_Link" text:visited-style-name="Index_20_Link">GDB on the current machine<text:tab/>34</text:a></text:p>
          <text:p text:style-name="P39"><text:a xlink:type="simple" xlink:href="#__RefHeading__4818_1369842245" text:style-name="Index_20_Link" text:visited-style-name="Index_20_Link">GDB on remote machine <text:tab/>35</text:a></text:p>
          <text:p text:style-name="P37"><text:a xlink:type="simple" xlink:href="#__RefHeading__4820_1369842245" text:style-name="Index_20_Link" text:visited-style-name="Index_20_Link">Android <text:tab/>36</text:a></text:p>
          <text:p text:style-name="P38"><text:soft-page-break/><text:a xlink:type="simple" xlink:href="#__RefHeading__4822_1369842245" text:style-name="Index_20_Link" text:visited-style-name="Index_20_Link">Insmod the KGTP module <text:tab/>36</text:a></text:p>
          <text:p text:style-name="P38"><text:a xlink:type="simple" xlink:href="#__RefHeading__4824_1369842245" text:style-name="Index_20_Link" text:visited-style-name="Index_20_Link">Handle the issue that cannot find "/sys/kernel/debug/gtp" <text:tab/>37</text:a></text:p>
          <text:p text:style-name="P38"><text:a xlink:type="simple" xlink:href="#__RefHeading__4826_1369842245" text:style-name="Index_20_Link" text:visited-style-name="Index_20_Link">GDB connect to the KGTP <text:tab/>38</text:a></text:p>
          <text:p text:style-name="P35"><text:a xlink:type="simple" xlink:href="#__RefHeading__4828_1369842245" text:style-name="Index_20_Link" text:visited-style-name="Index_20_Link">Add module symbols to GDB<text:tab/>39</text:a></text:p>
          <text:p text:style-name="P37"><text:a xlink:type="simple" xlink:href="#__RefHeading__4830_1369842245" text:style-name="Index_20_Link" text:visited-style-name="Index_20_Link">How to use getmod <text:tab/>39</text:a></text:p>
          <text:p text:style-name="P37"><text:a xlink:type="simple" xlink:href="#__RefHeading__4832_1369842245" text:style-name="Index_20_Link" text:visited-style-name="Index_20_Link">How to use getmod.py <text:tab/>40</text:a></text:p>
          <text:p text:style-name="P35"><text:a xlink:type="simple" xlink:href="#__RefHeading__4834_1369842245" text:style-name="Index_20_Link" text:visited-style-name="Index_20_Link">Howto use GDB control KGTP trace and debug Linux kernel <text:tab/>41</text:a></text:p>
          <text:p text:style-name="P37"><text:a xlink:type="simple" xlink:href="#__RefHeading__4836_1369842245" text:style-name="Index_20_Link" text:visited-style-name="Index_20_Link">Direct access the current value in normal mode <text:tab/>41</text:a></text:p>
          <text:p text:style-name="P38"><text:a xlink:type="simple" xlink:href="#__RefHeading__4457_907387813" text:style-name="Index_20_Link" text:visited-style-name="Index_20_Link">The memory of Linux kernel <text:tab/>41</text:a></text:p>
          <text:p text:style-name="P38"><text:a xlink:type="simple" xlink:href="#__RefHeading__4461_907387813" text:style-name="Index_20_Link" text:visited-style-name="Index_20_Link">the trace state variables <text:tab/>43</text:a></text:p>
          <text:p text:style-name="P37"><text:a xlink:type="simple" xlink:href="#__RefHeading__4463_907387813" text:style-name="Index_20_Link" text:visited-style-name="Index_20_Link">GDB tracepoint <text:tab/>44</text:a></text:p>
          <text:p text:style-name="P38"><text:a xlink:type="simple" xlink:href="#__RefHeading__4723_907387813" text:style-name="Index_20_Link" text:visited-style-name="Index_20_Link">set tracepoint <text:tab/>45</text:a></text:p>
          <text:p text:style-name="P39"><text:a xlink:type="simple" xlink:href="#__RefHeading__4725_907387813" text:style-name="Index_20_Link" text:visited-style-name="Index_20_Link">Howto handle the function is there but set tracepoint on it got fail <text:tab/>46</text:a></text:p>
          <text:p text:style-name="P38"><text:a xlink:type="simple" xlink:href="#__RefHeading__4727_907387813" text:style-name="Index_20_Link" text:visited-style-name="Index_20_Link">How to set tracepoint condition <text:tab/>47</text:a></text:p>
          <text:p text:style-name="P39"><text:a xlink:type="simple" xlink:href="#__RefHeading__4729_907387813" text:style-name="Index_20_Link" text:visited-style-name="Index_20_Link">How to handle error "Unsupported operator (null) (52) in expression." <text:tab/>48</text:a></text:p>
          <text:p text:style-name="P38"><text:a xlink:type="simple" xlink:href="#__RefHeading__4731_907387813" text:style-name="Index_20_Link" text:visited-style-name="Index_20_Link">actions [num] <text:tab/>49</text:a></text:p>
          <text:p text:style-name="P39"><text:a xlink:type="simple" xlink:href="#__RefHeading__4733_907387813" text:style-name="Index_20_Link" text:visited-style-name="Index_20_Link">collect expr1, expr2, ... <text:tab/>50</text:a></text:p>
          <text:p text:style-name="P39"><text:a xlink:type="simple" xlink:href="#__RefHeading__5112_907387813" text:style-name="Index_20_Link" text:visited-style-name="Index_20_Link">teval expr1, expr2, ... <text:tab/>51</text:a></text:p>
          <text:p text:style-name="P39"><text:a xlink:type="simple" xlink:href="#__RefHeading__5114_907387813" text:style-name="Index_20_Link" text:visited-style-name="Index_20_Link">while-stepping n <text:tab/>52</text:a></text:p>
          <text:p text:style-name="P38"><text:a xlink:type="simple" xlink:href="#__RefHeading__5116_907387813" text:style-name="Index_20_Link" text:visited-style-name="Index_20_Link">Start and stop the tracepoint <text:tab/>53</text:a></text:p>
          <text:p text:style-name="P38"><text:a xlink:type="simple" xlink:href="#__RefHeading__5118_907387813" text:style-name="Index_20_Link" text:visited-style-name="Index_20_Link">Enable and disable the tracepoint <text:tab/>54</text:a></text:p>
          <text:p text:style-name="P38"><text:a xlink:type="simple" xlink:href="#__RefHeading__5120_907387813" text:style-name="Index_20_Link" text:visited-style-name="Index_20_Link">Use tfind select the entry inside the trace frame info <text:tab/>55</text:a></text:p>
          <text:p text:style-name="P39"><text:a xlink:type="simple" xlink:href="#__RefHeading__5122_907387813" text:style-name="Index_20_Link" text:visited-style-name="Index_20_Link">How to handle error "No such file or directory." <text:tab/>56</text:a></text:p>
          <text:p text:style-name="P38"><text:a xlink:type="simple" xlink:href="#__RefHeading__5124_907387813" text:style-name="Index_20_Link" text:visited-style-name="Index_20_Link">Save the trace frame info to a file <text:tab/>57</text:a></text:p>
          <text:p text:style-name="P38"><text:a xlink:type="simple" xlink:href="#__RefHeading__5126_907387813" text:style-name="Index_20_Link" text:visited-style-name="Index_20_Link">Show and save the tracepoint <text:tab/>58</text:a></text:p>
          <text:p text:style-name="P38"><text:a xlink:type="simple" xlink:href="#__RefHeading__5128_907387813" text:style-name="Index_20_Link" text:visited-style-name="Index_20_Link">Delete tracepoint <text:tab/>59</text:a></text:p>
          <text:p text:style-name="P38"><text:a xlink:type="simple" xlink:href="#__RefHeading__5130_907387813" text:style-name="Index_20_Link" text:visited-style-name="Index_20_Link">Use tracepoint get register info from a point of kernel <text:tab/>60</text:a></text:p>
          <text:p text:style-name="P38"><text:a xlink:type="simple" xlink:href="#__RefHeading__5919_907387813" text:style-name="Index_20_Link" text:visited-style-name="Index_20_Link">Use tracepoint get the value of variable from a point of kernel <text:tab/>62</text:a></text:p>
          <text:p text:style-name="P38"><text:a xlink:type="simple" xlink:href="#__RefHeading__5921_907387813" text:style-name="Index_20_Link" text:visited-style-name="Index_20_Link">Show all the traced data of current frame <text:tab/>63</text:a></text:p>
          <text:p text:style-name="P38"><text:a xlink:type="simple" xlink:href="#__RefHeading__5923_907387813" text:style-name="Index_20_Link" text:visited-style-name="Index_20_Link">Get status of tracepoint <text:tab/>64</text:a></text:p>
          <text:p text:style-name="P38"><text:a xlink:type="simple" xlink:href="#__RefHeading__5925_907387813" text:style-name="Index_20_Link" text:visited-style-name="Index_20_Link">Set the trace buffer into a circular buffer <text:tab/>65</text:a></text:p>
          <text:p text:style-name="P38"><text:a xlink:type="simple" xlink:href="#__RefHeading__5927_907387813" text:style-name="Index_20_Link" text:visited-style-name="Index_20_Link">Do not stop tracepoint when the GDB disconnects <text:tab/>66</text:a></text:p>
          <text:p text:style-name="P38"><text:a xlink:type="simple" xlink:href="#__RefHeading__5929_907387813" text:style-name="Index_20_Link" text:visited-style-name="Index_20_Link">kprobes-optimization and the execution speed of tracepoint <text:tab/>66</text:a></text:p>
          <text:p text:style-name="P37"><text:a xlink:type="simple" xlink:href="#__RefHeading__5931_907387813" text:style-name="Index_20_Link" text:visited-style-name="Index_20_Link">How to use trace state variables <text:tab/>67</text:a></text:p>
          <text:p text:style-name="P38"><text:a xlink:type="simple" xlink:href="#__RefHeading__5933_907387813" text:style-name="Index_20_Link" text:visited-style-name="Index_20_Link">Simple trace state variables <text:tab/>68</text:a></text:p>
          <text:p text:style-name="P38"><text:a xlink:type="simple" xlink:href="#__RefHeading__5935_907387813" text:style-name="Index_20_Link" text:visited-style-name="Index_20_Link">Per_cpu trace state variables <text:tab/>70</text:a></text:p>
          <text:p text:style-name="P39"><text:a xlink:type="simple" xlink:href="#__RefHeading__5937_907387813" text:style-name="Index_20_Link" text:visited-style-name="Index_20_Link">How to define <text:tab/>71</text:a></text:p>
          <text:p text:style-name="P40"><text:a xlink:type="simple" xlink:href="#__RefHeading__5939_907387813" text:style-name="Index_20_Link" text:visited-style-name="Index_20_Link">Local CPU variables <text:tab/>71</text:a></text:p>
          <text:p text:style-name="P40"><text:a xlink:type="simple" xlink:href="#__RefHeading__5941_907387813" text:style-name="Index_20_Link" text:visited-style-name="Index_20_Link">CPU id variables<text:tab/>71</text:a></text:p>
          <text:p text:style-name="P39"><text:a xlink:type="simple" xlink:href="#__RefHeading__5943_907387813" text:style-name="Index_20_Link" text:visited-style-name="Index_20_Link">Example 1<text:tab/>72</text:a></text:p>
          <text:p text:style-name="P39"><text:a xlink:type="simple" xlink:href="#__RefHeading__5945_907387813" text:style-name="Index_20_Link" text:visited-style-name="Index_20_Link">Example 2 <text:tab/>73</text:a></text:p>
          <text:p text:style-name="P38"><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38"><text:a xlink:type="simple" xlink:href="#__RefHeading__7575_907387813" text:style-name="Index_20_Link" text:visited-style-name="Index_20_Link">Special trace state variable $self_trace <text:tab/>77</text:a></text:p>
          <text:p text:style-name="P38"><text:a xlink:type="simple" xlink:href="#__RefHeading__7577_907387813" text:style-name="Index_20_Link" text:visited-style-name="Index_20_Link">Trace the function return with $kret <text:tab/>78</text:a></text:p>
          <text:p text:style-name="P38"><text:soft-page-break/><text:a xlink:type="simple" xlink:href="#__RefHeading__7579_907387813" text:style-name="Index_20_Link" text:visited-style-name="Index_20_Link">Use $ignore_error and $last_errno to ignore the error of tstart <text:tab/>79</text:a></text:p>
          <text:p text:style-name="P38"><text:a xlink:type="simple" xlink:href="#__RefHeading__7581_907387813" text:style-name="Index_20_Link" text:visited-style-name="Index_20_Link">Use $cooked_clock and $cooked_rdtsc the time without KGTP used <text:tab/>80</text:a></text:p>
          <text:p text:style-name="P38"><text:a xlink:type="simple" xlink:href="#__RefHeading__7583_907387813" text:style-name="Index_20_Link" text:visited-style-name="Index_20_Link">Use $xtime_sec and $xtime_nsec get the timespec <text:tab/>81</text:a></text:p>
          <text:p text:style-name="P37"><text:a xlink:type="simple" xlink:href="#__RefHeading__7585_907387813" text:style-name="Index_20_Link" text:visited-style-name="Index_20_Link">Howto backtrace (stack dump) <text:tab/>82</text:a></text:p>
          <text:p text:style-name="P38"><text:a xlink:type="simple" xlink:href="#__RefHeading__7587_907387813" text:style-name="Index_20_Link" text:visited-style-name="Index_20_Link">Collect stack with $bt and use GDB command "backtrace" <text:tab/>83</text:a></text:p>
          <text:p text:style-name="P38"><text:a xlink:type="simple" xlink:href="#__RefHeading__7589_907387813" text:style-name="Index_20_Link" text:visited-style-name="Index_20_Link">Collect stack of current function's caller with $_ret <text:tab/>86</text:a></text:p>
          <text:p text:style-name="P38"><text:a xlink:type="simple" xlink:href="#__RefHeading__7591_907387813" text:style-name="Index_20_Link" text:visited-style-name="Index_20_Link">Use $dump_stack to output stack dump through printk <text:tab/>88</text:a></text:p>
          <text:p text:style-name="P37"><text:a xlink:type="simple" xlink:href="#__RefHeading__7593_907387813" text:style-name="Index_20_Link" text:visited-style-name="Index_20_Link">Howto let tracepoint output value directly <text:tab/>90</text:a></text:p>
          <text:p text:style-name="P38"><text:a xlink:type="simple" xlink:href="#__RefHeading__7595_907387813" text:style-name="Index_20_Link" text:visited-style-name="Index_20_Link">Switch collect to output the value directly <text:tab/>90</text:a></text:p>
          <text:p text:style-name="P37"><text:a xlink:type="simple" xlink:href="#__RefHeading__7597_907387813" text:style-name="Index_20_Link" text:visited-style-name="Index_20_Link">Howto use watch tracepoint control hardware breakpoints to record memory access <text:tab/>92</text:a></text:p>
          <text:p text:style-name="P38"><text:a xlink:type="simple" xlink:href="#__RefHeading__7599_907387813" text:style-name="Index_20_Link" text:visited-style-name="Index_20_Link">Trace state variables of watch tracepoint<text:tab/>92</text:a></text:p>
          <text:p text:style-name="P38"><text:a xlink:type="simple" xlink:href="#__RefHeading__7601_907387813" text:style-name="Index_20_Link" text:visited-style-name="Index_20_Link">Static watch tracepoint<text:tab/>95</text:a></text:p>
          <text:p text:style-name="P38"><text:a xlink:type="simple" xlink:href="#__RefHeading__7603_907387813" text:style-name="Index_20_Link" text:visited-style-name="Index_20_Link">Dynamic watch tracepoint <text:tab/>96</text:a></text:p>
          <text:p text:style-name="P37"><text:a xlink:type="simple" xlink:href="#__RefHeading__7605_907387813" text:style-name="Index_20_Link" text:visited-style-name="Index_20_Link">Use while-stepping let Linux kernel do single step<text:tab/>97</text:a></text:p>
          <text:p text:style-name="P38"><text:a xlink:type="simple" xlink:href="#__RefHeading__9329_907387813" text:style-name="Index_20_Link" text:visited-style-name="Index_20_Link">Howto use while-stepping <text:tab/>97</text:a></text:p>
          <text:p text:style-name="P38"><text:a xlink:type="simple" xlink:href="#__RefHeading__9331_907387813" text:style-name="Index_20_Link" text:visited-style-name="Index_20_Link">Read the traceframe of while-stepping <text:tab/>98</text:a></text:p>
          <text:p text:style-name="P37"><text:a xlink:type="simple" xlink:href="#__RefHeading__9333_907387813" text:style-name="Index_20_Link" text:visited-style-name="Index_20_Link">Howto show a variable whose value has been optimized away <text:tab/>100</text:a></text:p>
          <text:p text:style-name="P38"><text:a xlink:type="simple" xlink:href="#__RefHeading__9335_907387813" text:style-name="Index_20_Link" text:visited-style-name="Index_20_Link">Update your GCC <text:tab/>100</text:a></text:p>
          <text:p text:style-name="P38"><text:a xlink:type="simple" xlink:href="#__RefHeading__9337_907387813" text:style-name="Index_20_Link" text:visited-style-name="Index_20_Link">Get the way that access the variable that has been out through parse ASM code <text:tab/>101</text:a></text:p>
          <text:p text:style-name="P37"><text:a xlink:type="simple" xlink:href="#__RefHeading__9339_907387813" text:style-name="Index_20_Link" text:visited-style-name="Index_20_Link">How to get the function pointer point to<text:tab/>104</text:a></text:p>
          <text:p text:style-name="P38"><text:a xlink:type="simple" xlink:href="#__RefHeading__9341_907387813" text:style-name="Index_20_Link" text:visited-style-name="Index_20_Link">If the debug info of the function pointer is not optimized out <text:tab/>104</text:a></text:p>
          <text:p text:style-name="P38"><text:a xlink:type="simple" xlink:href="#__RefHeading__9343_907387813" text:style-name="Index_20_Link" text:visited-style-name="Index_20_Link">If the debug info of the function pointer is optimized out <text:tab/>105</text:a></text:p>
          <text:p text:style-name="P37"><text:a xlink:type="simple" xlink:href="#__RefHeading__9345_907387813" text:style-name="Index_20_Link" text:visited-style-name="Index_20_Link">/sys/kernel/debug/gtpframe and offline debug<text:tab/>106</text:a></text:p>
          <text:p text:style-name="P37"><text:a xlink:type="simple" xlink:href="#__RefHeading__9347_907387813" text:style-name="Index_20_Link" text:visited-style-name="Index_20_Link">How to use /sys/kernel/debug/gtpframe_pipe <text:tab/>108</text:a></text:p>
          <text:p text:style-name="P38"><text:a xlink:type="simple" xlink:href="#__RefHeading__9349_907387813" text:style-name="Index_20_Link" text:visited-style-name="Index_20_Link">Get the frame info with GDB <text:tab/>109</text:a></text:p>
          <text:p text:style-name="P38"><text:a xlink:type="simple" xlink:href="#__RefHeading__9351_907387813" text:style-name="Index_20_Link" text:visited-style-name="Index_20_Link">Get the frame info with cat <text:tab/>110</text:a></text:p>
          <text:p text:style-name="P38"><text:a xlink:type="simple" xlink:href="#__RefHeading__9353_907387813" text:style-name="Index_20_Link" text:visited-style-name="Index_20_Link">Get the frame info with getframe <text:tab/>111</text:a></text:p>
          <text:p text:style-name="P38"><text:a xlink:type="simple" xlink:href="#__RefHeading__9355_907387813" text:style-name="Index_20_Link" text:visited-style-name="Index_20_Link">Use $pipe_trace<text:tab/>112</text:a></text:p>
          <text:p text:style-name="P37"><text:a xlink:type="simple" xlink:href="#__RefHeading__9357_907387813" text:style-name="Index_20_Link" text:visited-style-name="Index_20_Link">Use KGTP with user applications<text:tab/>113</text:a></text:p>
          <text:p text:style-name="P38"><text:a xlink:type="simple" xlink:href="#__RefHeading__5676_1661268449" text:style-name="Index_20_Link" text:visited-style-name="Index_20_Link">Let GDB connect KGTP for user applications<text:tab/>113</text:a></text:p>
          <text:p text:style-name="P38"><text:a xlink:type="simple" xlink:href="#__RefHeading__5678_1661268449" text:style-name="Index_20_Link" text:visited-style-name="Index_20_Link">Read memory of user applications directly <text:tab/>114</text:a></text:p>
          <text:p text:style-name="P38"><text:a xlink:type="simple" xlink:href="#__RefHeading__5680_1661268449" text:style-name="Index_20_Link" text:visited-style-name="Index_20_Link">Trace user applications <text:tab/>115</text:a></text:p>
          <text:p text:style-name="P38"><text:a xlink:type="simple" xlink:href="#__RefHeading__9361_907387813" text:style-name="Index_20_Link" text:visited-style-name="Index_20_Link">collect stack (for backtrace) of system from Linux kernel to user applications in tracepoint<text:tab/>117</text:a></text:p>
          <text:p text:style-name="P38"><text:a xlink:type="simple" xlink:href="#__RefHeading__9363_907387813" text:style-name="Index_20_Link" text:visited-style-name="Index_20_Link">How to use add-ons/hotcode.py <text:tab/>120</text:a></text:p>
          <text:p text:style-name="P37"><text:a xlink:type="simple" xlink:href="#__RefHeading__9365_907387813" text:style-name="Index_20_Link" text:visited-style-name="Index_20_Link">How to add plugin in C <text:tab/>121</text:a></text:p>
          <text:p text:style-name="P38"><text:a xlink:type="simple" xlink:href="#__RefHeading__9367_907387813" text:style-name="Index_20_Link" text:visited-style-name="Index_20_Link">API <text:tab/>121</text:a></text:p>
          <text:p text:style-name="P38"><text:a xlink:type="simple" xlink:href="#__RefHeading__9369_907387813" text:style-name="Index_20_Link" text:visited-style-name="Index_20_Link">Example <text:tab/>123</text:a></text:p>
          <text:p text:style-name="P38"><text:a xlink:type="simple" xlink:href="#__RefHeading__9371_907387813" text:style-name="Index_20_Link" text:visited-style-name="Index_20_Link">How to use<text:tab/>124</text:a></text:p>
          <text:p text:style-name="P37"><text:a xlink:type="simple" xlink:href="#__RefHeading__9373_907387813" text:style-name="Index_20_Link" text:visited-style-name="Index_20_Link">How to use performance counters <text:tab/>125</text:a></text:p>
          <text:p text:style-name="P38"><text:a xlink:type="simple" xlink:href="#__RefHeading__9375_907387813" text:style-name="Index_20_Link" text:visited-style-name="Index_20_Link">Define a perf event trace state variable <text:tab/>126</text:a></text:p>
          <text:p text:style-name="P38"><text:a xlink:type="simple" xlink:href="#__RefHeading__9377_907387813" text:style-name="Index_20_Link" text:visited-style-name="Index_20_Link">Define a per_cpu perf event trace state variable <text:tab/>127</text:a></text:p>
          <text:p text:style-name="P38"><text:a xlink:type="simple" xlink:href="#__RefHeading__9379_907387813" text:style-name="Index_20_Link" text:visited-style-name="Index_20_Link">The perf event type and config <text:tab/>128</text:a></text:p>
          <text:p text:style-name="P38"><text:a xlink:type="simple" xlink:href="#__RefHeading__9381_907387813" text:style-name="Index_20_Link" text:visited-style-name="Index_20_Link">Enable and disable all the perf event in a CPU with $p_pe_en<text:tab/>130</text:a></text:p>
          <text:p text:style-name="P38"><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2"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2"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is tested on Linux kernel <text:span text:style-name="T3">2.6.18</text:span> to <text:span text:style-name="T3">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3" text:outline-level="1"><text:bookmark-start text:name="__RefHeading__240_1462447338"/>Get help or report issues<text:bookmark-end text:name="__RefHeading__240_1462447338"/></text:h>
      <text:p text:style-name="P22">Please post issues to to <text:a xlink:type="simple" xlink:href="https://github.com/teawater/kgtp/issues">https://github.com/teawater/kgtp/issues</text:a>.</text:p>
      <text:p text:style-name="P22">Or mail them to <text:a xlink:type="simple" xlink:href="mailto:teawater@gmail.com?Subject=Report%20an%20issue%20of%20KGTP">mailto:teawater@gmail.com?Subject=Report%20an%20issue%20of%20KGTP</text:a>.</text:p>
      <text:p text:style-name="P22">The KGTP team will try our best to help you.</text:p>
      <text:p text:style-name="P22"/>
      <text:p text:style-name="P22">Please goto <text:a xlink:type="simple" xlink:href="https://code.google.com/p/kgtp/issues/list">https://code.google.com/p/kgtp/issues/list</text:a> access the old issues list.</text:p>
      <text:p text:style-name="P5"/>
      <text:h text:style-name="P31"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1"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36"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36"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6"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1"/>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605912458" text:style-name="L1">
        <text:list-item>
          <text:p text:style-name="P23"><text:span text:style-name="T3">gtp_3.7_to_upstream.patch</text:span> is the patch for Linux kernel from 3.7 to upstream. </text:p>
        </text:list-item>
        <text:list-item>
          <text:p text:style-name="P23"><text:span text:style-name="T3">gtp_3.0_to_3.6.patch is the patch</text:span> for Linux kernel from 3.0 to 3.6. </text:p>
        </text:list-item>
        <text:list-item>
          <text:p text:style-name="P23"><text:span text:style-name="T3">gtp_2.6.39.patch is the patch</text:span> for Linux kernel 2.6.39. </text:p>
        </text:list-item>
        <text:list-item>
          <text:p text:style-name="P23"><text:span text:style-name="T3">gtp_2.6.33_to_2.6.38.patch</text:span> is the patch for Linux kernel from 2.6.33 to 2.6.38. </text:p>
        </text:list-item>
        <text:list-item>
          <text:p text:style-name="P23"><text:span text:style-name="T3">gtp_2.6.20_to_2.6.32.patch</text:span> is the patch for Linux kernel from 2.6.20 to 2.6.32. </text:p>
        </text:list-item>
        <text:list-item>
          <text:p text:style-name="P23"><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0"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36"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6"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1"/>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0"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0"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6"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6"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6"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36"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6"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6"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6"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6"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6"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167402766" text:style-name="L2">
        <text:list-item>
          <text:p text:style-name="P24"><text:span text:style-name="T3">bt</text:span> is the alias of GDB commands backtrace that print a backtrace of the entire stack: one line per frame for all frames in the stack. </text:p>
        </text:list-item>
        <text:list-item>
          <text:p text:style-name="P24"><text:span text:style-name="T3">up n</text:span> is move n frames up the stack. For positive numbers n, this <text:soft-page-break/>advances toward the outermost frame, to higher frame numbers, to frames that have existed longer. n defaults to one. </text:p>
        </text:list-item>
        <text:list-item>
          <text:p text:style-name="P24"><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24"><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1"/>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5 and later version support this function. </text:p>
      <text:p text:style-name="Text_20_body">The build config of most Linux distributions's Linux kernel (3.5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1"/>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1"/>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629390020" text:style-name="L3">
        <text:list-item>
          <text:p text:style-name="P25"><text:span text:style-name="T3">name</text:span> is the name of special trace state variable. </text:p>
        </text:list-item>
        <text:list-item>
          <text:p text:style-name="P25"><text:span text:style-name="T3">val</text:span> is initialization value of special trace state variable. </text:p>
        </text:list-item>
        <text:list-item>
          <text:p text:style-name="P25"><text:span text:style-name="T3">hooks</text:span> is the function pointers. The function pointers can be set to NULL if this function doesn't support. </text:p>
        </text:list-item>
        <text:list-item>
          <text:p text:style-name="P25"><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116975055" text:style-name="L4">
        <text:list-item>
          <text:p text:style-name="P26"><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26"><text:span text:style-name="T3">unused</text:span> is unused. Just to make this pointer can share function with agent_set_val. </text:p>
            </text:list-item>
            <text:list-item>
              <text:p text:style-name="P26"><text:span text:style-name="T3">var</text:span> is the pointer that point to the gtp_var pointer. Then function of plugin can use it to figure out which TSV is accessed when TSVs share the function. </text:p>
            </text:list-item>
            <text:list-item>
              <text:p text:style-name="P26"><text:span text:style-name="T3">val</text:span> is the value that GDB set. </text:p>
            </text:list-item>
            <text:list-item>
              <text:p text:style-name="P26"><text:span text:style-name="T3">Return</text:span> return -1 if error. return 0 if success. </text:p>
            </text:list-item>
          </text:list>
        </text:list-item>
        <text:list-item>
          <text:p text:style-name="P26"><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6"><text:span text:style-name="T3">unused</text:span> is same with gdb_set_val. </text:p>
            </text:list-item>
            <text:list-item>
              <text:p text:style-name="P26"><text:span text:style-name="T3">var</text:span> is same with gdb_set_val. </text:p>
            </text:list-item>
            <text:list-item>
              <text:p text:style-name="P26"><text:span text:style-name="T3">val</text:span> is the pointer that use to return value. </text:p>
            </text:list-item>
            <text:list-item>
              <text:p text:style-name="P26"><text:span text:style-name="T3">Return</text:span> is same with gdb_set_val. </text:p>
            </text:list-item>
          </text:list>
        </text:list-item>
        <text:list-item>
          <text:p text:style-name="P26"><text:span text:style-name="T3">agent_set_val</text:span> will be called when tracepoint action(<text:a xlink:type="simple" xlink:href="#8.0.0.4.teval expr1, expr2, ... |outline">teval expr1, expr2, ...</text:a>) set the value of TSV. </text:p>
          <text:list>
            <text:list-item>
              <text:p text:style-name="P26"><text:span text:style-name="T3">gts</text:span> is pointer to the tracepoint session struct. </text:p>
            </text:list-item>
            <text:list-item>
              <text:p text:style-name="P26"><text:span text:style-name="T3">var</text:span> is same with gdb_set_val. </text:p>
            </text:list-item>
            <text:list-item>
              <text:p text:style-name="P26"><text:span text:style-name="T3">val</text:span> is the value the action set. </text:p>
            </text:list-item>
            <text:list-item>
              <text:p text:style-name="P26"><text:span text:style-name="T3">Return</text:span> is same with gdb_set_val. </text:p>
            </text:list-item>
          </text:list>
        </text:list-item>
        <text:list-item>
          <text:p text:style-name="P26"><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6"><text:span text:style-name="T3">gts</text:span> is same with agent_set_val. </text:p>
            </text:list-item>
            <text:list-item>
              <text:p text:style-name="P26"><text:span text:style-name="T3">var</text:span> is same with gdb_set_val. </text:p>
            </text:list-item>
            <text:list-item>
              <text:p text:style-name="P26"><text:span text:style-name="T3">val</text:span> is same with gdb_get_val. </text:p>
            </text:list-item>
            <text:list-item>
              <text:p text:style-name="P26"><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348181440" text:style-name="L5">
        <text:list-item>
          <text:p text:style-name="P27"><text:span text:style-name="T3">$test1</text:span> support nothing. </text:p>
        </text:list-item>
        <text:list-item>
          <text:p text:style-name="P27"><text:span text:style-name="T3">$test2</text:span> support be get and set by GDB or tracepoint action. </text:p>
        </text:list-item>
        <text:list-item>
          <text:p text:style-name="P27"><text:span text:style-name="T3">$test3</text:span> just support tracepoint action set. When set a value to it, it will look up a kernel symbol of this value and print it. For example "teval $test3=(int64_t)$rip". </text:p>
        </text:list-item>
        <text:list-item>
          <text:p text:style-name="P27"><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580404064" text:style-name="L6">
        <text:list-item>
          <text:p text:style-name="P28">insmod KGTP module according to <text:a xlink:type="simple" xlink:href="#Insmod the KGTP module |outline">Insmod the KGTP module</text:a>. </text:p>
        </text:list-item>
        <text:list-item>
          <text:p text:style-name="P28">insmod plugin_example.ko </text:p>
        </text:list-item>
        <text:list-item>
          <text:p text:style-name="P28">Use GDB connect to KGTP and use it. </text:p>
        </text:list-item>
        <text:list-item>
          <text:p text:style-name="P28">Disconnect GDB. If option in <text:a xlink:type="simple" xlink:href="#Do not stop tracepoint when the GDB disconnects |outline">Do not stop tracepoint when the GDB disconnects</text:a> set to on, set it to off. </text:p>
        </text:list-item>
        <text:list-item>
          <text:p text:style-name="P28">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8T22:12:36</dc:date>
    <dc:creator>teawater </dc:creator>
    <meta:editing-duration>P1DT13H8M46S</meta:editing-duration>
    <meta:editing-cycles>1198</meta:editing-cycles>
    <dc:description>https://code.google.com/p/kgtp/wiki/HOWTO
Update in 2013-06-26</dc:description>
    <dc:title>Linux Kernel GDB tracepoint module (KGTP)</dc:title>
    <meta:document-statistic meta:table-count="2" meta:image-count="0" meta:object-count="0" meta:page-count="133" meta:paragraph-count="1921" meta:word-count="14994" meta:character-count="103575" meta:non-whitespace-character-count="85658"/>
  </office:meta>
</office:document-meta>
</file>